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7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3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88cm"/>
      <style:paragraph-properties style:writing-mode="lr-tb"/>
    </style:style>
    <style:style style:name="gr5" style:family="graphic" style:parent-style-name="standard">
      <style:graphic-properties svg:stroke-color="#3465a4" draw:fill-color="#000000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Sans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iberation Sans" fo:font-size="14pt" style:font-size-asian="14pt" style:font-size-complex="14pt"/>
    </style:style>
    <style:style style:name="P4" style:family="paragraph">
      <loext:graphic-properties draw:fill-color="#000000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style:font-name="Liberation Sans" fo:font-size="20pt" style:font-size-asian="20pt" style:font-size-complex="20pt"/>
    </style:style>
    <style:style style:name="T2" style:family="text">
      <style:text-properties style:font-name="Liberatio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Text Frame 1" draw:style-name="gr1" draw:text-style-name="P2" draw:layer="layout" svg:width="3.484cm" svg:height="1.038cm" svg:x="8.628cm" svg:y="5.042cm">
          <draw:text-box>
            <text:p text:style-name="P1"><text:span text:style-name="T1">3.9.2</text:span></text:p>
          </draw:text-box>
        </draw:frame>
        <draw:frame draw:name="Text Frame 2" draw:style-name="gr2" draw:text-style-name="P3" draw:layer="layout" svg:width="3.484cm" svg:height="0.806cm" svg:x="4.492cm" svg:y="6.715cm">
          <draw:text-box>
            <text:p text:style-name="P1"><text:span text:style-name="T2">Génération</text:span></text:p>
          </draw:text-box>
        </draw:frame>
        <draw:frame draw:name="Text Frame 3" draw:style-name="gr3" draw:text-style-name="P3" draw:layer="layout" svg:width="3.484cm" svg:height="1.361cm" svg:x="8.302cm" svg:y="7.259cm">
          <draw:text-box>
            <text:p text:style-name="P1"><text:span text:style-name="T2">Version majeure</text:span></text:p>
          </draw:text-box>
        </draw:frame>
        <draw:frame draw:name="Text Frame 4" draw:style-name="gr4" draw:text-style-name="P3" draw:layer="layout" svg:width="3.484cm" svg:height="1.361cm" svg:x="12.112cm" svg:y="6.715cm">
          <draw:text-box>
            <text:p text:style-name="P1"><text:span text:style-name="T2">Version mineure</text:span></text:p>
          </draw:text-box>
        </draw:frame>
        <draw:line draw:name="Line 1" draw:style-name="gr5" draw:text-style-name="P4" draw:layer="layout" svg:x1="6.715cm" svg:y1="6.715cm" svg:x2="9.493cm" svg:y2="5.911cm">
          <text:p/>
        </draw:line>
        <draw:line draw:name="Line 2" draw:style-name="gr6" draw:text-style-name="P5" draw:layer="layout" svg:x1="10.207cm" svg:y1="7.032cm" svg:x2="10.383cm" svg:y2="5.919cm">
          <text:p/>
        </draw:line>
        <draw:line draw:name="Line 3" draw:style-name="gr6" draw:text-style-name="P5" draw:layer="layout" svg:x1="12.769cm" svg:y1="7.017cm" svg:x2="11.16cm" svg:y2="6.0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rnaud COUTURIER</meta:initial-creator>
    <meta:creation-date>2022-06-10T10:54:24.017000000</meta:creation-date>
    <dc:date>2022-06-13T08:39:19.458000000</dc:date>
    <dc:creator>Arnaud COUTURIER</dc:creator>
    <meta:editing-duration>P2DT21H42M10S</meta:editing-duration>
    <meta:editing-cycles>5</meta:editing-cycles>
    <meta:generator>LibreOffice/7.3.3.2$Windows_X86_64 LibreOffice_project/d1d0ea68f081ee2800a922cac8f79445e4603348</meta:generator>
    <meta:document-statistic meta:object-count="7"/>
  </office:meta>
</office:document-meta>
</file>